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e39" officeooo:paragraph-rsid="0013be39"/>
    </style:style>
    <style:style style:name="T1" style:family="text">
      <style:text-properties officeooo:rsid="0016f664"/>
    </style:style>
    <style:style style:name="T2" style:family="text">
      <style:text-properties officeooo:rsid="0017d8b0"/>
    </style:style>
    <style:style style:name="T3" style:family="text">
      <style:text-properties officeooo:rsid="00187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fhgfhfgh </text:span><text:span text:style-name="T2">fgfdgfg <text:s/></text:span><text:span text:style-name="T3">ghgjhg </text:span>This is example fil 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3-01-23T12:15:20.205925818</dc:date>
    <meta:editing-duration>PT2H16M13S</meta:editing-duration>
    <meta:editing-cycles>14</meta:editing-cycles>
    <meta:document-statistic meta:table-count="0" meta:image-count="0" meta:object-count="0" meta:page-count="1" meta:paragraph-count="1" meta:word-count="8" meta:character-count="63" meta:non-whitespace-character-count="55"/>
  </office:meta>
</office:document-meta>
</file>